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7ac" officeooo:paragraph-rsid="000017ac"/>
    </style:style>
    <style:style style:name="P2" style:family="paragraph" style:parent-style-name="Standard">
      <style:text-properties officeooo:rsid="000017ac" officeooo:paragraph-rsid="00044d70"/>
    </style:style>
    <style:style style:name="P3" style:family="paragraph" style:parent-style-name="Standard">
      <style:text-properties officeooo:paragraph-rsid="00073dbb"/>
    </style:style>
    <style:style style:name="P4" style:family="paragraph" style:parent-style-name="Standard">
      <style:text-properties officeooo:rsid="00073dbb" officeooo:paragraph-rsid="00073dbb"/>
    </style:style>
    <style:style style:name="P5" style:family="paragraph" style:parent-style-name="Standard" style:list-style-name="L1">
      <style:text-properties officeooo:rsid="000a3c7f" officeooo:paragraph-rsid="000a3c7f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 <office:annotation office:name="__Annotation__2_1907439360"><dc:creator>&lt;анонимный&gt;</dc:creator><dc:date>2017-10-26T14:10:32</dc:date><text:p text:style-name="P6"><text:span text:style-name="T1">Текст комментария</text:span></text:p></office:annotation>This is commented text.<office:annotation-end office:name="__Annotation__2_1907439360"/> Bye world!</text:p>
      <text:p text:style-name="P1"/>
      <text:p text:style-name="P2">Hello world! <office:annotation office:name="__Annotation__2_19074393601"><dc:creator>&lt;анонимный&gt;</dc:creator><dc:date>2017-10-26T14:10:32</dc:date><text:p text:style-name="P6"><text:span text:style-name="T1">Текст комментария</text:span></text:p></office:annotation>This is commented text.<office:annotation-end office:name="__Annotation__2_19074393601"/> Bye world!</text:p>
      <text:p text:style-name="P2"/>
      <text:p text:style-name="P2">Hello world! <office:annotation office:name="__Annotation__2_19074393602"><dc:creator>&lt;анонимный&gt;</dc:creator><dc:date>2017-10-26T14:10:32</dc:date><text:p text:style-name="P6"><text:span text:style-name="T1">Текст комментария</text:span></text:p></office:annotation>This is commented text.<office:annotation-end office:name="__Annotation__2_19074393602"/> Bye world!</text:p>
      <text:p text:style-name="P2"/>
      <text:p text:style-name="P4">JUGA JAGA list: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E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P3"/>
      <text:p text:style-name="P4">BEBEBEBE</text:p>
      <text:list xml:id="list7105305683970024784" text:style-name="L1">
        <text:list-item>
          <text:p text:style-name="P5">kucha</text:p>
        </text:list-item>
        <text:list-item>
          <text:p text:style-name="P5">,ucah</text:p>
        </text:list-item>
        <text:list-item>
          <text:p text:style-name="P5">duch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4S</meta:editing-duration>
    <meta:editing-cycles>10</meta:editing-cycles>
    <meta:generator>LibreOffice/5.1.1.3$Windows_X86_64 LibreOffice_project/89f508ef3ecebd2cfb8e1def0f0ba9a803b88a6d</meta:generator>
    <dc:date>2017-11-07T16:47:59.019000000</dc:date>
    <meta:document-statistic meta:table-count="1" meta:image-count="0" meta:object-count="0" meta:page-count="1" meta:paragraph-count="8" meta:word-count="34" meta:character-count="182" meta:non-whitespace-character-count="159"/>
    <meta:user-defined meta:name="Info 1"/>
    <meta:user-defined meta:name="Info 2"/>
    <meta:user-defined meta:name="Info 3"/>
    <meta:user-defined meta:name="Info 4"/>
  </office:meta>
</office:document-meta>
</file>